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9d8d5" officeooo:paragraph-rsid="0001d5a8"/>
    </style:style>
    <style:style style:name="P2" style:family="paragraph" style:parent-style-name="Standard">
      <style:text-properties officeooo:rsid="0008abd4" officeooo:paragraph-rsid="0008abd4"/>
    </style:style>
    <style:style style:name="P3" style:family="paragraph" style:parent-style-name="Standard">
      <style:text-properties officeooo:rsid="0008abd4" officeooo:paragraph-rsid="000b304b"/>
    </style:style>
    <style:style style:name="P4" style:family="paragraph" style:parent-style-name="Standard">
      <style:text-properties officeooo:rsid="0008abd4" officeooo:paragraph-rsid="000e050f"/>
    </style:style>
    <style:style style:name="P5" style:family="paragraph" style:parent-style-name="Standard">
      <style:text-properties officeooo:rsid="0011d838" officeooo:paragraph-rsid="0011d838"/>
    </style:style>
    <style:style style:name="P6" style:family="paragraph" style:parent-style-name="Standard">
      <style:text-properties officeooo:rsid="0017af85" officeooo:paragraph-rsid="0017af85"/>
    </style:style>
    <style:style style:name="P7" style:family="paragraph" style:parent-style-name="Standard">
      <style:text-properties officeooo:rsid="001f8bcd" officeooo:paragraph-rsid="001f8bcd"/>
    </style:style>
    <style:style style:name="P8" style:family="paragraph" style:parent-style-name="Standard">
      <style:text-properties officeooo:rsid="0022362d" officeooo:paragraph-rsid="0022362d"/>
    </style:style>
    <style:style style:name="P9" style:family="paragraph" style:parent-style-name="Standard">
      <style:text-properties officeooo:rsid="00258115" officeooo:paragraph-rsid="00259caa"/>
    </style:style>
    <style:style style:name="P10" style:family="paragraph" style:parent-style-name="Standard">
      <style:text-properties officeooo:rsid="00258115" officeooo:paragraph-rsid="002a2b90"/>
    </style:style>
    <style:style style:name="P11" style:family="paragraph" style:parent-style-name="Standard">
      <style:text-properties officeooo:rsid="002a2b90" officeooo:paragraph-rsid="002a2b90"/>
    </style:style>
    <style:style style:name="P12" style:family="paragraph" style:parent-style-name="Standard" style:list-style-name="L1">
      <style:text-properties officeooo:paragraph-rsid="0005acc7"/>
    </style:style>
    <style:style style:name="P13" style:family="paragraph" style:parent-style-name="Standard" style:list-style-name="L1">
      <style:text-properties officeooo:rsid="0019d8d5" officeooo:paragraph-rsid="0005acc7"/>
    </style:style>
    <style:style style:name="P14" style:family="paragraph" style:parent-style-name="Standard">
      <style:text-properties officeooo:rsid="0019d8d5" officeooo:paragraph-rsid="0001d5a8"/>
    </style:style>
    <style:style style:name="P15" style:family="paragraph" style:parent-style-name="Standard">
      <style:text-properties officeooo:rsid="003000b9" officeooo:paragraph-rsid="003000b9"/>
    </style:style>
    <style:style style:name="T1" style:family="text">
      <style:text-properties officeooo:rsid="0001d5a8"/>
    </style:style>
    <style:style style:name="T2" style:family="text">
      <style:text-properties officeooo:rsid="0005acc7"/>
    </style:style>
    <style:style style:name="T3" style:family="text">
      <style:text-properties officeooo:rsid="0019d8d5"/>
    </style:style>
    <style:style style:name="T4" style:family="text">
      <style:text-properties officeooo:rsid="002a2b90"/>
    </style:style>
    <style:style style:name="T5" style:family="text">
      <style:text-properties officeooo:rsid="002beb35"/>
    </style:style>
    <style:style style:name="T6" style:family="text">
      <style:text-properties officeooo:rsid="003000b9"/>
    </style:style>
    <style:style style:name="T7" style:family="text">
      <style:text-properties officeooo:rsid="0031b863"/>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0<text:span text:style-name="T1">2</text:span>1 Past Paper Question 3 </text:p>
      <text:p text:style-name="P1">A small processing facility makes use of a conveyor system to route items from one station to another. The conveyor system is arranged so that items will circulate around the facility by moving from station to station. The controller for the system is an ESP-01s with firmware based on ESP8266 RTOS SDK . The controller is connected, via a standard I2C bus, to four GPIO expander, and an LCD display. The controller is configured to receive TTL-level RS232-type messages from RFID tag readers via the Serial RX line at 2400 baud; this line defaults to LOGIC LOW when no RFID readers are activated. Only one RFID reader can be active at a time. The controller is also configured to respond to a rising edge interrupt signal from one of the GPIO expander.</text:p>
      <text:p text:style-name="P1"/>
      <text:p text:style-name="P1">The system can accommodate up to 16 distinct stations (numbered 0 - 15) along the conveyor. At each</text:p>
      <text:p text:style-name="P1">station, there is a serial RFID tag reader (that is normally de-activated), a sensor that indicates whether</text:p>
      <text:p text:style-name="P1">an item on the conveyor is passing the station, a momentary push-button for the human operator to press when they wish to place an item on the conveyor, and a relay to control the mechanism that transfers items o<text:span text:style-name="T2">ff</text:span> of the conveyor. There is also a set of RFID destination station tags used to indicate which station an item should be routed to next.</text:p>
      <text:p text:style-name="P1"/>
      <text:p text:style-name="P1">Items arriving from outside the facility are manually processed (at station 0) before being placed on the</text:p>
      <text:p text:style-name="P1">conveyor - specifically, each item has an RFID tag attached, the station push-button is pressed, the item is then scanned along with a destination station tag before being placed on the moving conveyor. When an item is detected in front of a station, the RFID code for the item is scanned, and if necessary, the item is transferred o<text:span text:style-name="T2">ff</text:span> the conveyor to the station by activating the associated relay. An item is only transferred o<text:span text:style-name="T2">ff </text:span>of the conveyor if the item has been routed to the specified station, AND there is not already an item on that station. A human operator will process the item on their station as needed, and when finished, will press their station push-button, scan the item along with a destination station tag, then manually place the item on the moving conveyor. Items that are complete are routed to station 0, where the RFID tag is manually removed, before the item is packed to leave the facility.</text:p>
      <text:p text:style-name="P1"/>
      <text:p text:style-name="P1">The number of items in circulation on the conveyor at any time is displayed on the LCD display (I2C</text:p>
      <text:p text:style-name="P1">address 0x34). The station transfer relays are controlled by individual outputs on a GPIO expander (I2C</text:p>
      <text:p text:style-name="P1">address 0x42). The station push-buttons are connected to individual inputs on a GPIO expander (I2C</text:p>
      <text:p text:style-name="P1">address 0x44). The RFID tag readers are connected to a single serial RX line on the ESP8266, and are</text:p>
      <text:p text:style-name="P1">activated via individual outputs on a GPIO expander (I2C address 0x46). The station sensors are <text:span text:style-name="T2">c</text:span>onnected to individual inputs on a GPIO expander (I2C address 0x48) - in addition the expander is configured to send an interrupt signal if any of the sensor signals goes low. Items associated with a station are connected to the associated GPIO line on the GPIO expander<text:span text:style-name="T2">s.</text:span> e.g. the push-button on station #5 is connected to GPIO5 on the expander with I2C address 0x46.</text:p>
      <text:p text:style-name="P1"/>
      <text:p text:style-name="P1">The system is implemented using four tasks, a binary semaphore, a global data structure and a message</text:p>
      <text:p text:style-name="P1">queue.</text:p>
      <text:list xml:id="list220689053" text:style-name="L1">
        <text:list-item>
          <text:p text:style-name="P13">The kernel will be configured to:</text:p>
          <text:list>
            <text:list-item>
              <text:p text:style-name="P13">allow interrupt events to preempt the running task</text:p>
            </text:list-item>
            <text:list-item>
              <text:p text:style-name="P13">perform pre-emptive priority-based scheduling;</text:p>
            </text:list-item>
            <text:list-item>
              <text:p text:style-name="P13">prevent pre-emption of tasks accessing the I2C bus;</text:p>
            </text:list-item>
            <text:list-item>
              <text:p text:style-name="P13">incur negligible overhead at system reset, and scheduler task switch.</text:p>
            </text:list-item>
          </text:list>
        </text:list-item>
        <text:list-item>
          <text:p text:style-name="P13">The following tasks will be used to implement the system:</text:p>
          <text:list>
            <text:list-item>
              <text:p text:style-name="P13">Task A, a periodic task responsible for updating the LCD display</text:p>
            </text:list-item>
            <text:list-item>
              <text:p text:style-name="P13">Task B, a periodic task responsible for routing an item when a station button is pressed;</text:p>
            </text:list-item>
            <text:list-item>
              <text:p text:style-name="P13">Task C, an aperiodic (interrupt-driven) task that signals Task D when an item is detected;</text:p>
            </text:list-item>
            <text:list-item>
              <text:p text:style-name="P12"><text:soft-page-break/><text:span text:style-name="T3">Task D, a sporadic task responsible for transferring items o</text:span><text:span text:style-name="T2">ff</text:span><text:span text:style-name="T3"> the conveyor.</text:span></text:p>
            </text:list-item>
          </text:list>
        </text:list-item>
      </text:list>
      <text:p text:style-name="P1">• Task A updates the LCD display based on messages sent to a message queue Q by Tasks B and D.</text:p>
      <text:p text:style-name="P1">• Task C uses a semaphore S to signal Task D.</text:p>
      <text:p text:style-name="P1">• A globally accessible data structure G is used to store each item’s RFID tag, and the station number it has been routed to. The structure is read from Task D and written to from Task B.</text:p>
      <text:p text:style-name="P1"/>
      <text:p text:style-name="P15">Given that:</text:p>
      <text:p text:style-name="P2">Task A - Display Task (periodic with period of 5 seconds = 5000 units)</text:p>
      <text:p text:style-name="P2">Manually Assigned Priority Level 10 - LO</text:p>
      <text:p text:style-name="P2">Static variable count</text:p>
      <text:p text:style-name="P2"><text:tab/>Repeat while Q is not empty <text:tab/><text:tab/><text:tab/><text:tab/><text:tab/><text:tab/>(JAa, e=1 unit)</text:p>
      <text:p text:style-name="P2"><text:tab/><text:tab/>Retrieve message m from Q <text:tab/><text:tab/><text:tab/><text:tab/><text:tab/>(JAb, e=1 unit)</text:p>
      <text:p text:style-name="P2"><text:tab/><text:tab/>If m came from Task D <text:tab/><text:tab/><text:tab/><text:tab/><text:tab/>(JAc, e=1 unit)</text:p>
      <text:p text:style-name="P2"><text:tab/><text:tab/><text:tab/>decrement count <text:tab/><text:tab/><text:tab/><text:tab/><text:tab/>(JAd, e=1 unit)</text:p>
      <text:p text:style-name="P2"><text:tab/><text:tab/>Else If m came from Task B then <text:tab/><text:tab/><text:tab/><text:tab/>(JAe, e=1 unit)</text:p>
      <text:p text:style-name="P2"><text:tab/><text:tab/><text:tab/>increment count <text:tab/><text:tab/><text:tab/><text:tab/><text:tab/>(JAf, e=1 unit)</text:p>
      <text:p text:style-name="P2"><text:tab/>Display count on LCD (via I2C). <text:tab/><text:tab/><text:tab/><text:tab/><text:tab/>(JAg, e=1 unit)</text:p>
      <text:p text:style-name="P2"/>
      <text:p text:style-name="P15">Given that:</text:p>
      <text:p text:style-name="P2">Task B - Routing Task (periodic with period of 1 seconds = 1000 units)</text:p>
      <text:p text:style-name="P2">Manually Assigned Priority Level 11 - MID</text:p>
      <text:p text:style-name="P2">Local variables i,j[12],k[12],s</text:p>
      <text:p text:style-name="P2"/>
      <text:p text:style-name="P3">read 16-bit pushbutton GPIO expander status into variable I <text:tab/><text:tab/><text:tab/>(JBa, e=2 units)</text:p>
      <text:p text:style-name="P3">for the first station s (0...15) whose bit in i is SET <text:tab/><text:tab/><text:tab/><text:tab/><text:tab/>(JBb, e=1 unit)</text:p>
      <text:p text:style-name="P3"><text:tab/>activate RFID reader (SET bit s on GPIO expander) <text:tab/><text:tab/><text:tab/>(JBc, e=101 unit)</text:p>
      <text:p text:style-name="P2"><text:tab/>retrieve 12-byte RFID code from serial port into j</text:p>
      <text:p text:style-name="P4"><text:tab/>if j is a valid parcel code <text:tab/><text:tab/><text:tab/><text:tab/><text:tab/><text:tab/><text:tab/>(JBd, e=5 units)</text:p>
      <text:p text:style-name="P4"><text:tab/><text:tab/>retrieve 12-byte RFID code from serial port into k <text:tab/><text:tab/><text:tab/>(JBe, e=100 units)</text:p>
      <text:p text:style-name="P4"><text:tab/><text:tab/>if k is a valid station code <text:tab/><text:tab/><text:tab/><text:tab/><text:tab/><text:tab/>(JBf, e=5 units)</text:p>
      <text:p text:style-name="P4"><text:tab/><text:tab/><text:tab/>update route in G for parcel j to k <text:tab/><text:tab/><text:tab/><text:tab/>(JBg, e=11 units)</text:p>
      <text:p text:style-name="P2"><text:tab/><text:tab/><text:tab/>update status in G for station s to AVAILABLE</text:p>
      <text:p text:style-name="P2"><text:tab/><text:tab/><text:tab/>place a message on Q for Task A</text:p>
      <text:p text:style-name="P4"><text:tab/>deactivate RFID reader (CLR bit s on GPIO expander) <text:tab/><text:tab/><text:tab/>(JBh, e=2 unit)</text:p>
      <text:p text:style-name="P2"><text:tab/>clear signal from button s (CLR bit s on GPIO expander)</text:p>
      <text:p text:style-name="P2"/>
      <text:p text:style-name="P2"/>
      <text:p text:style-name="P15">Given that:</text:p>
      <text:p text:style-name="P5">Task C - <text:s/>Interrupt Task (aperiodic)</text:p>
      <text:p text:style-name="P5">send semaphore S to Task D <text:tab/><text:tab/><text:tab/>(JCa, e=2 units)</text:p>
      <text:p text:style-name="P5">disable interrupts</text:p>
      <text:p text:style-name="P5"/>
      <text:p text:style-name="P5"/>
      <text:p text:style-name="P5"/>
      <text:p text:style-name="P5"/>
      <text:p text:style-name="P5"/>
      <text:p text:style-name="P5"/>
      <text:p text:style-name="P5"/>
      <text:p text:style-name="P5"/>
      <text:p text:style-name="P5"><text:soft-page-break/></text:p>
      <text:p text:style-name="P5">Task D - Transfer task (periodic with period of 2 seconds = 2000 units)</text:p>
      <text:p text:style-name="P2">Manually Assigned Priority Level 12 - HI</text:p>
      <text:p text:style-name="P2">Local variables i,j[12],s</text:p>
      <text:p text:style-name="P2"/>
      <text:p text:style-name="P2">CLR all bits in 16-bit transfer relay GPIO expander<text:tab/><text:tab/><text:tab/><text:tab/>(JDa, e=1 units)</text:p>
      <text:p text:style-name="P2">If semaphore S is available<text:tab/><text:tab/><text:tab/><text:tab/><text:tab/><text:tab/><text:tab/>(JDb, e=1 units)</text:p>
      <text:p text:style-name="P2"><text:tab/>retrieve semaphore S<text:tab/><text:tab/><text:tab/><text:tab/><text:tab/><text:tab/><text:tab/>(JDc, e=4 units)</text:p>
      <text:p text:style-name="P2">read 16-bit sensor GPIO expander status into variable I</text:p>
      <text:p text:style-name="P6">enable interrupts</text:p>
      <text:p text:style-name="P6">for the first station s (0...15) whose bit in i is CLR<text:tab/><text:tab/><text:tab/><text:tab/>(JDd, e=1 unit)</text:p>
      <text:p text:style-name="P6">if status in G for station s is AVAILABLE<text:tab/><text:tab/><text:tab/><text:tab/><text:tab/>(JDe, e=5 units)</text:p>
      <text:p text:style-name="P6"><text:tab/>activate RFID reader (SET bit s on RFID GPIO expander) <text:tab/><text:tab/>(JDf, e=101 units)</text:p>
      <text:p text:style-name="P6"><text:tab/>retrieve 12-byte RFID code from serial port into j</text:p>
      <text:p text:style-name="P6"><text:tab/>if j is a valid parcel code<text:tab/><text:tab/><text:tab/><text:tab/><text:tab/><text:tab/>(JDg, e=5 units)</text:p>
      <text:p text:style-name="P6"><text:tab/><text:tab/>if route in G for parcel j is RFID code for s<text:tab/><text:tab/><text:tab/>(JDh, e=10 units)</text:p>
      <text:p text:style-name="P6"><text:tab/><text:tab/><text:tab/>SET bit s in 16-bit transfer relay GPIO expander<text:tab/>(JDi, e=7 units)</text:p>
      <text:p text:style-name="P6"><text:tab/><text:tab/><text:tab/>update status in G for station s to BUSY</text:p>
      <text:p text:style-name="P6"><text:tab/><text:tab/><text:tab/>place a message on Q for Task A</text:p>
      <text:p text:style-name="P6"><text:tab/>deactivate RFID reader (CLR bit s on RFID GPIO expander) <text:tab/>(JDj, e=1 unit)</text:p>
      <text:p text:style-name="P6"/>
      <text:p text:style-name="P2"/>
      <text:p text:style-name="P7">Question A</text:p>
      <text:p text:style-name="P7">Using the information provided, <text:span text:style-name="T6">show steps </text:span><text:span text:style-name="T7">and calulations</text:span><text:span text:style-name="T6"> for the</text:span> precedence graphs for Task B, determine the Worst-Case Execution Time for each task, calculate the Worst-Case System Utilization, and comment critically on whether the system is feasible.</text:p>
      <text:p text:style-name="P7"/>
      <text:p text:style-name="P11">Question B</text:p>
      <text:p text:style-name="P11">Jobs are scheduled using fixed priorities with a pre-emptive priority based scheduler. Construct timelines for a single hyper-period from startup where there are no parcels on the conveyor, no sensors are triggered, and the button on station 0 is pressed at time t=2100 units, for a single parcel to be routed</text:p>
      <text:p text:style-name="P11">to station 3, which arrives at station 3 at t=7300 units.</text:p>
      <text:p text:style-name="P11"/>
      <text:p text:style-name="P11">Question C</text:p>
      <text:p text:style-name="P11">The system as described, assigned specific priorities to the tasks. Alternatively, priorities could be assigned using rate-monotonic static scheduling, or shortest job first dynamic priority scheduling. State, on the basis of three (or more) performance criteria, which priority assignment scheme you would recommend, and justify your recommendation in terms of the application context, and your predictions for system/task operation under the same conditions as in <text:span text:style-name="T7">the previous question asked </text:span>.</text:p>
      <text:p text:style-name="P11"/>
      <text:p text:style-name="P11"/>
      <text:p text:style-name="P11"/>
      <text:p text:style-name="P11"/>
      <text:p text:style-name="P11"/>
      <text:p text:style-name="P11"/>
      <text:p text:style-name="P11"/>
      <text:p text:style-name="P11"/>
      <text:p text:style-name="P11"/>
      <text:p text:style-name="P11"/>
      <text:p text:style-name="P11"><text:soft-page-break/></text:p>
      <text:p text:style-name="P11">Question D</text:p>
      <text:p text:style-name="P9">Based on the <text:span text:style-name="T4">following statement :</text:span></text:p>
      <text:p text:style-name="P10">“ The emergency stop function is activated by a single human action and should be available and operational at all times ... After an individual activates it, the machinery must not be able to operate again until they reset the function.”</text:p>
      <text:p text:style-name="P8">You have been asked to modify the conveyor system firmware, so that an emergency stop function switches o<text:span text:style-name="T5">ff</text:span> all transfer relays. The proposed modification will share the same GPIO pin as the RFID Serial RX function, i.e. when no RFID tag reader is active, an interrupt on the RX pin will trigger the emergency stop function. Identify two operational issues and/or concerns with the suggested modification. How can your concerns be adequately addressed in firmwar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5T23:08:43.566834994</meta:creation-date>
    <dc:date>2022-12-16T22:13:42.806688041</dc:date>
    <meta:editing-duration>PT31M26S</meta:editing-duration>
    <meta:editing-cycles>15</meta:editing-cycles>
    <meta:generator>LibreOffice/7.3.7.2$Linux_X86_64 LibreOffice_project/30$Build-2</meta:generator>
    <meta:document-statistic meta:table-count="0" meta:image-count="0" meta:object-count="0" meta:page-count="4" meta:paragraph-count="87" meta:word-count="1494" meta:character-count="8609" meta:non-whitespace-character-count="7058"/>
  </office:meta>
</office:document-meta>
</file>